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8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Test homekit in het labo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 table:number-rows-repeated="16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2:40:38.520162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5-03T12:41:16.962525274</dc:date>
    <meta:editing-duration>PT1H51M9S</meta:editing-duration>
    <meta:editing-cycles>54</meta:editing-cycles>
    <meta:generator>LibreOffice/5.3.2.2$Linux_X86_64 LibreOffice_project/30m0$Build-2</meta:generator>
    <meta:document-statistic meta:table-count="1" meta:cell-count="157" meta:object-count="0"/>
  </office:meta>
</office:document-meta>
</file>